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5ee8" officeooo:paragraph-rsid="001b5ee8"/>
    </style:style>
    <style:style style:name="P2" style:family="paragraph" style:parent-style-name="Standard">
      <style:text-properties officeooo:rsid="001ccc0a" officeooo:paragraph-rsid="001ccc0a"/>
    </style:style>
    <style:style style:name="P3" style:family="paragraph" style:parent-style-name="Standard">
      <style:text-properties officeooo:rsid="001edec5" officeooo:paragraph-rsid="001edec5"/>
    </style:style>
    <style:style style:name="P4" style:family="paragraph" style:parent-style-name="Standard">
      <style:text-properties officeooo:rsid="001f82ca" officeooo:paragraph-rsid="001f82ca"/>
    </style:style>
    <style:style style:name="P5" style:family="paragraph" style:parent-style-name="Standard">
      <style:text-properties officeooo:rsid="00216ed6" officeooo:paragraph-rsid="00216ed6"/>
    </style:style>
    <style:style style:name="P6" style:family="paragraph" style:parent-style-name="Standard">
      <style:text-properties officeooo:rsid="00220f9e" officeooo:paragraph-rsid="00220f9e"/>
    </style:style>
    <style:style style:name="P7" style:family="paragraph" style:parent-style-name="Standard">
      <style:text-properties officeooo:rsid="0023b672" officeooo:paragraph-rsid="0023b672"/>
    </style:style>
    <style:style style:name="P8" style:family="paragraph" style:parent-style-name="Standard">
      <style:text-properties officeooo:rsid="00273eb3" officeooo:paragraph-rsid="00273eb3"/>
    </style:style>
    <style:style style:name="P9" style:family="paragraph" style:parent-style-name="Standard">
      <style:text-properties officeooo:rsid="0029da40" officeooo:paragraph-rsid="0029da40"/>
    </style:style>
    <style:style style:name="P10" style:family="paragraph" style:parent-style-name="Standard">
      <style:text-properties style:text-underline-style="solid" style:text-underline-width="auto" style:text-underline-color="font-color" officeooo:rsid="002d3106" officeooo:paragraph-rsid="002d3106"/>
    </style:style>
    <style:style style:name="P11" style:family="paragraph" style:parent-style-name="Standard">
      <style:text-properties style:text-underline-style="none" officeooo:rsid="002fda42" officeooo:paragraph-rsid="002fda42"/>
    </style:style>
    <style:style style:name="P12" style:family="paragraph" style:parent-style-name="Standard">
      <style:text-properties style:text-underline-style="none" officeooo:rsid="0033fdd8" officeooo:paragraph-rsid="0033fdd8"/>
    </style:style>
    <style:style style:name="P13" style:family="paragraph" style:parent-style-name="Standard">
      <style:text-properties style:text-underline-style="none" officeooo:rsid="003443b2" officeooo:paragraph-rsid="003443b2"/>
    </style:style>
    <style:style style:name="P14" style:family="paragraph" style:parent-style-name="Standard">
      <style:text-properties style:text-underline-style="none" officeooo:rsid="00353e2c" officeooo:paragraph-rsid="00353e2c"/>
    </style:style>
    <style:style style:name="P15" style:family="paragraph" style:parent-style-name="Standard">
      <style:text-properties style:text-underline-style="none" officeooo:rsid="0037e229" officeooo:paragraph-rsid="0037e229"/>
    </style:style>
    <style:style style:name="P16" style:family="paragraph" style:parent-style-name="Standard">
      <style:text-properties style:text-underline-style="none" officeooo:rsid="003c99ec" officeooo:paragraph-rsid="003c99ec"/>
    </style:style>
    <style:style style:name="P17" style:family="paragraph" style:parent-style-name="Standard">
      <style:text-properties style:text-underline-style="none" officeooo:rsid="003d9299" officeooo:paragraph-rsid="003d9299"/>
    </style:style>
    <style:style style:name="P18" style:family="paragraph" style:parent-style-name="Standard" style:list-style-name="L1">
      <style:text-properties officeooo:rsid="001ccc0a" officeooo:paragraph-rsid="001ccc0a"/>
    </style:style>
    <style:style style:name="P19" style:family="paragraph" style:parent-style-name="Standard" style:list-style-name="L2">
      <style:text-properties officeooo:rsid="001ccc0a" officeooo:paragraph-rsid="001ccc0a"/>
    </style:style>
    <style:style style:name="P20" style:family="paragraph" style:parent-style-name="Standard" style:list-style-name="L3">
      <style:text-properties officeooo:rsid="001ccc0a" officeooo:paragraph-rsid="001ccc0a"/>
    </style:style>
    <style:style style:name="P21" style:family="paragraph" style:parent-style-name="Standard" style:list-style-name="L4">
      <style:text-properties officeooo:rsid="001edec5" officeooo:paragraph-rsid="001edec5"/>
    </style:style>
    <style:style style:name="P22" style:family="paragraph" style:parent-style-name="Standard" style:list-style-name="L4">
      <style:text-properties officeooo:rsid="001f82ca" officeooo:paragraph-rsid="001f82ca"/>
    </style:style>
    <style:style style:name="P23" style:family="paragraph" style:parent-style-name="Standard" style:list-style-name="L5">
      <style:text-properties officeooo:rsid="0023b672" officeooo:paragraph-rsid="0023b672"/>
    </style:style>
    <style:style style:name="P24" style:family="paragraph" style:parent-style-name="Standard" style:list-style-name="L5">
      <style:text-properties officeooo:rsid="0025da8b" officeooo:paragraph-rsid="0025da8b"/>
    </style:style>
    <style:style style:name="P25" style:family="paragraph" style:parent-style-name="Standard" style:list-style-name="L5">
      <style:text-properties officeooo:rsid="00273eb3" officeooo:paragraph-rsid="00273eb3"/>
    </style:style>
    <style:style style:name="P26" style:family="paragraph" style:parent-style-name="Standard" style:list-style-name="L6">
      <style:text-properties officeooo:rsid="0029da40" officeooo:paragraph-rsid="0029da40"/>
    </style:style>
    <style:style style:name="P27" style:family="paragraph" style:parent-style-name="Standard" style:list-style-name="L6">
      <style:text-properties officeooo:rsid="002af31a" officeooo:paragraph-rsid="002af31a"/>
    </style:style>
    <style:style style:name="P28" style:family="paragraph" style:parent-style-name="Standard" style:list-style-name="L6">
      <style:text-properties officeooo:rsid="002d28be" officeooo:paragraph-rsid="002d28be"/>
    </style:style>
    <style:style style:name="P29" style:family="paragraph" style:parent-style-name="Standard" style:list-style-name="L6">
      <style:text-properties officeooo:rsid="002bd208" officeooo:paragraph-rsid="002bd208"/>
    </style:style>
    <style:style style:name="P30" style:family="paragraph" style:parent-style-name="Standard" style:list-style-name="L7">
      <style:text-properties style:text-underline-style="none" officeooo:rsid="002d3106" officeooo:paragraph-rsid="002d3106"/>
    </style:style>
    <style:style style:name="P31" style:family="paragraph" style:parent-style-name="Standard" style:list-style-name="L8">
      <style:text-properties style:text-underline-style="none" officeooo:rsid="002d3106" officeooo:paragraph-rsid="002d3106"/>
    </style:style>
    <style:style style:name="P32" style:family="paragraph" style:parent-style-name="Standard" style:list-style-name="L8">
      <style:text-properties style:text-underline-style="none" officeooo:rsid="002e9ff9" officeooo:paragraph-rsid="002fda42"/>
    </style:style>
    <style:style style:name="P33" style:family="paragraph" style:parent-style-name="Standard" style:list-style-name="L9">
      <style:text-properties style:text-underline-style="none" officeooo:rsid="002fda42" officeooo:paragraph-rsid="002fda42"/>
    </style:style>
    <style:style style:name="P34" style:family="paragraph" style:parent-style-name="Standard" style:list-style-name="L10">
      <style:text-properties style:text-underline-style="none" officeooo:rsid="002fda42" officeooo:paragraph-rsid="002fda42"/>
    </style:style>
    <style:style style:name="P35" style:family="paragraph" style:parent-style-name="Standard" style:list-style-name="L11">
      <style:text-properties style:text-underline-style="none" officeooo:rsid="0033fdd8" officeooo:paragraph-rsid="0033fdd8"/>
    </style:style>
    <style:style style:name="P36" style:family="paragraph" style:parent-style-name="Standard" style:list-style-name="L12">
      <style:text-properties style:text-underline-style="none" officeooo:rsid="003443b2" officeooo:paragraph-rsid="003443b2"/>
    </style:style>
    <style:style style:name="P37" style:family="paragraph" style:parent-style-name="Standard" style:list-style-name="L13">
      <style:text-properties style:text-underline-style="none" officeooo:rsid="00353e2c" officeooo:paragraph-rsid="00353e2c"/>
    </style:style>
    <style:style style:name="P38" style:family="paragraph" style:parent-style-name="Standard" style:list-style-name="L14">
      <style:text-properties style:text-underline-style="none" officeooo:rsid="00353e2c" officeooo:paragraph-rsid="00353e2c"/>
    </style:style>
    <style:style style:name="P39" style:family="paragraph" style:parent-style-name="Standard" style:list-style-name="L15">
      <style:text-properties style:text-underline-style="none" officeooo:rsid="0037e229" officeooo:paragraph-rsid="0037e229"/>
    </style:style>
    <style:style style:name="P40" style:family="paragraph" style:parent-style-name="Standard" style:list-style-name="L15">
      <style:text-properties style:text-underline-style="none" officeooo:rsid="003c99ec" officeooo:paragraph-rsid="003c99ec"/>
    </style:style>
    <style:style style:name="P41" style:family="paragraph" style:parent-style-name="Standard" style:list-style-name="L8">
      <style:text-properties officeooo:rsid="002fda42" officeooo:paragraph-rsid="002fda42"/>
    </style:style>
    <style:style style:name="T1" style:family="text">
      <style:text-properties officeooo:rsid="00220f9e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d3106"/>
    </style:style>
    <style:style style:name="T4" style:family="text">
      <style:text-properties officeooo:rsid="00372c1b"/>
    </style:style>
    <style:style style:name="T5" style:family="text">
      <style:text-properties officeooo:rsid="0037a382"/>
    </style:style>
    <style:style style:name="T6" style:family="text">
      <style:text-properties officeooo:rsid="003dc67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the Equality Act?</text:p>
      <text:list xml:id="list1201327935" text:style-name="L1">
        <text:list-item>
          <text:p text:style-name="P18">The Equality Act (2010) is a UK law that protects individuals from discrimination based on specific characteristics</text:p>
        </text:list-item>
      </text:list>
      <text:p text:style-name="P1">What has it superseded and what does it set out?</text:p>
      <text:list xml:id="list3826276414" text:style-name="L2">
        <text:list-item>
          <text:p text:style-name="P19">It replaced previous anti-discrimination laws with a single act</text:p>
        </text:list-item>
      </text:list>
      <text:p text:style-name="P2">What characteristics are protected by the Equality Act?</text:p>
      <text:list xml:id="list3335378882" text:style-name="L3">
        <text:list-item>
          <text:p text:style-name="P20">Age</text:p>
        </text:list-item>
        <text:list-item>
          <text:p text:style-name="P20">Disability</text:p>
        </text:list-item>
        <text:list-item>
          <text:p text:style-name="P20">Gender Reassignment</text:p>
        </text:list-item>
        <text:list-item>
          <text:p text:style-name="P20">Marriage and Civil Partnership</text:p>
        </text:list-item>
        <text:list-item>
          <text:p text:style-name="P20">Pregnancy and Maternity</text:p>
        </text:list-item>
        <text:list-item>
          <text:p text:style-name="P20">Race</text:p>
        </text:list-item>
        <text:list-item>
          <text:p text:style-name="P20">Religion or Belief</text:p>
        </text:list-item>
        <text:list-item>
          <text:p text:style-name="P20">Sex</text:p>
        </text:list-item>
        <text:list-item>
          <text:p text:style-name="P20">Sexual Orientation</text:p>
        </text:list-item>
      </text:list>
      <text:p text:style-name="P3">Where are these characteristics protected?</text:p>
      <text:list xml:id="list4237606057" text:style-name="L4">
        <text:list-item>
          <text:p text:style-name="P21">Employment</text:p>
        </text:list-item>
        <text:list-item>
          <text:p text:style-name="P21">Education</text:p>
        </text:list-item>
        <text:list-item>
          <text:p text:style-name="P21">Public services</text:p>
        </text:list-item>
        <text:list-item>
          <text:p text:style-name="P21">Buying/renting property</text:p>
        </text:list-item>
        <text:list-item>
          <text:p text:style-name="P22">As a consumer</text:p>
        </text:list-item>
        <text:list-item>
          <text:p text:style-name="P22">As a member or guest of a private club or association</text:p>
        </text:list-item>
      </text:list>
      <text:p text:style-name="P4"/>
      <text:p text:style-name="P5">Where <text:span text:style-name="T1">may software breach the Equality Act?</text:span></text:p>
      <text:p text:style-name="P6">Software may breach the the Equality Act if it is not accessible to people with disabilities such as visual or hearing impairments.</text:p>
      <text:p text:style-name="P6"/>
      <text:p text:style-name="P7">What can you do as a software developer to ensure that any software you design/develop does not breach the Equality Act?</text:p>
      <text:list xml:id="list2820391382" text:style-name="L5">
        <text:list-item>
          <text:p text:style-name="P23">Include accessibility settings (e.g., for visual impairments, hearing loss)</text:p>
        </text:list-item>
        <text:list-item>
          <text:p text:style-name="P24">In the case of AI, make sure the training data does not contain unnecessary bias</text:p>
        </text:list-item>
        <text:list-item>
          <text:p text:style-name="P25">Ensure testing of accessibility is done by users with those needs</text:p>
        </text:list-item>
      </text:list>
      <text:p text:style-name="P8"/>
      <text:p text:style-name="P9">What would you have to do in the context of the Health Advisory Group to comply with the following:</text:p>
      <text:list xml:id="list1816222640" text:style-name="L6">
        <text:list-item>
          <text:p text:style-name="P26">IP</text:p>
          <text:list>
            <text:list-item>
              <text:p text:style-name="P27">Do not use content from other places without explicit permission and stating sources</text:p>
            </text:list-item>
          </text:list>
        </text:list-item>
        <text:list-item>
          <text:p text:style-name="P26">Copyright Designs and Patents</text:p>
          <text:list>
            <text:list-item>
              <text:p text:style-name="P27">Do not use designs or copyrighted content that you do not have permission to use or if it does not fall under fair use</text:p>
            </text:list-item>
            <text:list-item>
              <text:p text:style-name="P28">Use your own images instead of ones from others where possible</text:p>
            </text:list-item>
          </text:list>
        </text:list-item>
        <text:list-item>
          <text:p text:style-name="P26">Consumer protection</text:p>
          <text:list>
            <text:list-item>
              <text:p text:style-name="P27">The Health Advisory Group must ensure it only provides accurate information about their services in order to prevent misleading users</text:p>
            </text:list-item>
          </text:list>
        </text:list-item>
        <text:list-item>
          <text:p text:style-name="P26">Advertising laws</text:p>
          <text:list>
            <text:list-item>
              <text:p text:style-name="P29">It must ensure its advertising is truthful, and not misleading to viewers</text:p>
            </text:list-item>
            <text:list-item>
              <text:p text:style-name="P29">Advertisements must be clearly marked as being advertisements</text:p>
            </text:list-item>
          </text:list>
        </text:list-item>
        <text:list-item>
          <text:p text:style-name="P26">Data protection</text:p>
        </text:list-item>
        <text:list-item>
          <text:p text:style-name="P26">Equality act</text:p>
        </text:list-item>
        <text:list-item>
          <text:p text:style-name="P26">Age classification and gambling laws</text:p>
          <text:list>
            <text:list-item>
              <text:p text:style-name="P26">N/A</text:p>
            </text:list-item>
          </text:list>
        </text:list-item>
      </text:list>
      <text:p text:style-name="P9"/>
      <text:p text:style-name="P10"><text:soft-page-break/>Recap Questions:</text:p>
      <text:list xml:id="list3011501988" text:style-name="L7">
        <text:list-item>
          <text:p text:style-name="P30">What is the purpose of the Equality Act 2010?</text:p>
        </text:list-item>
      </text:list>
      <text:list xml:id="list2993543880" text:style-name="L8">
        <text:list-item>
          <text:p text:style-name="P31">The purpose of the Equality Act 2010 is to protect individuals from discrimination</text:p>
        </text:list-item>
        <text:list-item>
          <text:p text:style-name="P41"><text:span text:style-name="T3">T</text:span><text:span text:style-name="T2">o consolidate existing laws</text:span></text:p>
        </text:list-item>
        <text:list-item>
          <text:p text:style-name="P41">It covers:</text:p>
          <text:list>
            <text:list-item>
              <text:p text:style-name="P32">Age</text:p>
            </text:list-item>
            <text:list-item>
              <text:p text:style-name="P32">Disability</text:p>
            </text:list-item>
            <text:list-item>
              <text:p text:style-name="P32">Gender reassignment</text:p>
            </text:list-item>
            <text:list-item>
              <text:p text:style-name="P32">Marriage and civil partnership</text:p>
            </text:list-item>
            <text:list-item>
              <text:p text:style-name="P32">Pregnancy and maternity</text:p>
            </text:list-item>
            <text:list-item>
              <text:p text:style-name="P32">Race</text:p>
            </text:list-item>
            <text:list-item>
              <text:p text:style-name="P32">Religion</text:p>
            </text:list-item>
            <text:list-item>
              <text:p text:style-name="P32">Sex</text:p>
            </text:list-item>
            <text:list-item>
              <text:p text:style-name="P32">Sexual orientation</text:p>
            </text:list-item>
          </text:list>
        </text:list-item>
      </text:list>
      <text:list xml:id="list111044186813304" text:continue-list="list3011501988" text:style-name="L7">
        <text:list-item>
          <text:p text:style-name="P30">Who is protected by the Equality Act 2010?</text:p>
        </text:list-item>
      </text:list>
      <text:list xml:id="list2459708938" text:style-name="L9">
        <text:list-item>
          <text:p text:style-name="P33">Employees</text:p>
        </text:list-item>
        <text:list-item>
          <text:p text:style-name="P33">Students</text:p>
        </text:list-item>
        <text:list-item>
          <text:p text:style-name="P33">Customers</text:p>
        </text:list-item>
        <text:list-item>
          <text:p text:style-name="P33">Consumers</text:p>
        </text:list-item>
        <text:list-item>
          <text:p text:style-name="P33">Club members</text:p>
        </text:list-item>
      </text:list>
      <text:list xml:id="list111044726153683" text:continue-list="list111044186813304" text:style-name="L7">
        <text:list-item>
          <text:p text:style-name="P30">Where are people protected under the Equality Act 2010?</text:p>
        </text:list-item>
      </text:list>
      <text:list xml:id="list1097061957" text:style-name="L10">
        <text:list-item>
          <text:p text:style-name="P34">Employment</text:p>
        </text:list-item>
        <text:list-item>
          <text:p text:style-name="P34">Education</text:p>
        </text:list-item>
        <text:list-item>
          <text:p text:style-name="P34">Housing</text:p>
        </text:list-item>
        <text:list-item>
          <text:p text:style-name="P34">Public services</text:p>
        </text:list-item>
      </text:list>
      <text:p text:style-name="P11"/>
      <text:p text:style-name="P12">What is ISO 90003?</text:p>
      <text:list xml:id="list1387032202" text:style-name="L11">
        <text:list-item>
          <text:p text:style-name="P35">Provides organisations with guidance and support to meet the requirements of ISO 90001:2015 for systems and software developed, operated or maintained by that organisation</text:p>
        </text:list-item>
      </text:list>
      <text:p text:style-name="P12">What does ISO 90001 control?</text:p>
      <text:list xml:id="list1387213158" text:style-name="L12">
        <text:list-item>
          <text:p text:style-name="P36">Provides the requirements for a Quality Management System (QMS), offering a framework for organisations to consistently provide products and services that meet customer and regulatory requirements and enhance customer satisfaction through a process of continuous improvement</text:p>
        </text:list-item>
      </text:list>
      <text:p text:style-name="P13"/>
      <text:p text:style-name="P14">What other standards are relevant to software development?</text:p>
      <text:list xml:id="list1441999664" text:style-name="L13">
        <text:list-item>
          <text:p text:style-name="P37">ISO 29119 – a standard relating to testing software comprehensively, thoroughly and effectively, as well as how software engineering teams should document their testing methods and results</text:p>
        </text:list-item>
        <text:list-item>
          <text:p text:style-name="P37">ISO 8601 – a standard that provides a standardised format for sharing date/time, helping to avoid misinterpretation in international communications. ISO-8601 states that the format should be YYYY-MM-DD for dates, and T[HH]:[MM]:[SS] for time, an example of these combined would be 2025-10-02T09:11:30</text:p>
        </text:list-item>
      </text:list>
      <text:p text:style-name="P14">What are the benefits of implementing this standard and any other standards relevant to software development?</text:p>
      <text:list xml:id="list1890348512" text:style-name="L14">
        <text:list-item>
          <text:p text:style-name="P38">These ISO standards ensure that <text:span text:style-name="T4">software is developed in an effective and compatible way in order to </text:span><text:span text:style-name="T5">assure quality and avoid miscommunication</text:span></text:p>
        </text:list-item>
      </text:list>
      <text:p text:style-name="P14"/>
      <text:p text:style-name="P15">What is ISO-25011?</text:p>
      <text:list xml:id="list217171196" text:style-name="L15">
        <text:list-item>
          <text:p text:style-name="P39">ISO-25011 is a standard that helps evaluate the quality of IT services</text:p>
        </text:list-item>
        <text:list-item>
          <text:p text:style-name="P39"><text:soft-page-break/>Outlines specific characteristics to measure how well these services meet user needs and expectations</text:p>
        </text:list-item>
        <text:list-item>
          <text:p text:style-name="P40">Covers:</text:p>
          <text:list>
            <text:list-item>
              <text:p text:style-name="P40">Effectiveness</text:p>
            </text:list-item>
            <text:list-item>
              <text:p text:style-name="P40">Efficiency</text:p>
            </text:list-item>
            <text:list-item>
              <text:p text:style-name="P40">Usability</text:p>
            </text:list-item>
            <text:list-item>
              <text:p text:style-name="P40">Security</text:p>
            </text:list-item>
            <text:list-item>
              <text:p text:style-name="P40">Reliability</text:p>
            </text:list-item>
            <text:list-item>
              <text:p text:style-name="P40">Maintainability</text:p>
            </text:list-item>
            <text:list-item>
              <text:p text:style-name="P40">Suitability</text:p>
            </text:list-item>
          </text:list>
        </text:list-item>
      </text:list>
      <text:p text:style-name="P16"/>
      <text:p text:style-name="P17">ISO-27001 – Information Security Management Systems – for use by data centres and other organisations including cloud computing and SaaS</text:p>
      <text:p text:style-name="P17">ISO-27701 – GDPR Compliance – a data privacy extension to ISO 27001</text:p>
      <text:p text:style-name="P17">ISO-20000-1 – Information Technology Service Management – outlines best practices for maintaining security, delivering consistent service, and adopting new technologies as they become available</text:p>
      <text:p text:style-name="P17">CMMC (Cybersecurity Maturity Model Certification) – verification method put in place by the Department of Defence. It aims to set clear requirements for contractors when it comes to cybersecurity</text:p>
      <text:p text:style-name="P17">ISO-27017 – Security Controls for Cloud Services – designed to help organisations selecting security controls for cloud services when implementing a cloud computing information security management syste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12:06:24.681774697</meta:creation-date>
    <meta:generator>LibreOffice/7.3.7.2$Linux_X86_64 LibreOffice_project/30$Build-2</meta:generator>
    <dc:date>2025-10-02T11:10:42.544046416</dc:date>
    <meta:editing-duration>PT1H31M11S</meta:editing-duration>
    <meta:editing-cycles>23</meta:editing-cycles>
    <meta:document-statistic meta:table-count="0" meta:image-count="0" meta:object-count="0" meta:page-count="3" meta:paragraph-count="92" meta:word-count="772" meta:character-count="4790" meta:non-whitespace-character-count="4172"/>
  </office:meta>
</office:document-meta>
</file>